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="Arrow" draw:marker-end-width="0.38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096cm" svg:height="3.556cm" svg:x="2.524cm" svg:y="2.524cm">
          <text:p text:style-name="P1"><text:span text:style-name="T1">Initialize</text:span></text:p>
        </draw:rect>
        <draw:rect draw:style-name="gr1" draw:text-style-name="P1" draw:layer="layout" svg:width="6.096cm" svg:height="3.556cm" svg:x="2.524cm" svg:y="8.112cm">
          <text:p text:style-name="P2"><text:span text:style-name="T1">Sleep</text:span></text:p>
        </draw:rect>
        <draw:rect draw:style-name="gr1" draw:text-style-name="P1" draw:layer="layout" svg:width="6.096cm" svg:height="3.556cm" svg:x="2.524cm" svg:y="13.7cm">
          <text:p text:style-name="P2"><text:span text:style-name="T1">Gather</text:span></text:p>
          <text:p text:style-name="P2"><text:span text:style-name="T1">Data</text:span></text:p>
        </draw:rect>
        <draw:rect draw:style-name="gr1" draw:text-style-name="P1" draw:layer="layout" svg:width="6.096cm" svg:height="3.556cm" svg:x="2.524cm" svg:y="19.288cm">
          <text:p text:style-name="P2"><text:span text:style-name="T1">Report</text:span></text:p>
          <text:p text:style-name="P2"><text:span text:style-name="T1">Data</text:span></text:p>
        </draw:rect>
        <draw:line draw:style-name="gr2" draw:text-style-name="P2" draw:layer="layout" svg:x1="5.572cm" svg:y1="6.08cm" svg:x2="5.572cm" svg:y2="8.112cm">
          <text:p/>
        </draw:line>
        <draw:line draw:style-name="gr2" draw:text-style-name="P2" draw:layer="layout" svg:x1="5.572cm" svg:y1="11.668cm" svg:x2="5.572cm" svg:y2="13.7cm">
          <text:p/>
        </draw:line>
        <draw:line draw:style-name="gr2" draw:text-style-name="P2" draw:layer="layout" svg:x1="5.572cm" svg:y1="17.256cm" svg:x2="5.572cm" svg:y2="19.288cm">
          <text:p/>
        </draw:line>
        <draw:line draw:style-name="gr3" draw:text-style-name="P2" draw:layer="layout" svg:x1="8.62cm" svg:y1="21.066cm" svg:x2="10.652cm" svg:y2="21.066cm">
          <text:p/>
        </draw:line>
        <draw:line draw:style-name="gr2" draw:text-style-name="P2" draw:layer="layout" svg:x1="10.652cm" svg:y1="9.89cm" svg:x2="8.62cm" svg:y2="9.89cm">
          <text:p/>
        </draw:line>
        <draw:line draw:style-name="gr3" draw:text-style-name="P2" draw:layer="layout" svg:x1="10.652cm" svg:y1="9.89cm" svg:x2="10.652cm" svg:y2="21.0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Chapin</meta:initial-creator>
    <meta:creation-date>2009-08-23T10:37:12.96</meta:creation-date>
    <dc:date>2009-08-23T10:51:23.01</dc:date>
    <dc:creator>Peter Chapin</dc:creator>
    <meta:editing-duration>PT00H14M22S</meta:editing-duration>
    <meta:editing-cycles>2</meta:editing-cycles>
    <meta:generator>OpenOffice.org/3.1$Win32 OpenOffice.org_project/310m11$Build-9399</meta:generator>
    <meta:document-statistic meta:object-count="10"/>
  </office:meta>
</office:document-meta>
</file>